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0500000006D261B31A2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2">On considère les deux fonctions suivantes : </text:p><text:p text:style-name="P2"><draw:frame draw:style-name="fr3" draw:name="Objet3" text:anchor-type="as-char" svg:y="-0.377cm" svg:width="2.528cm" svg:height="0.485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><draw:frame draw:style-name="fr3" draw:name="Objet4" text:anchor-type="as-char" svg:y="-0.377cm" svg:width="2.775cm" svg:height="0.485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>1) Calculer les images de -3 ; 0 ; 4 par f.</text:p><text:p text:style-name="P2">2) Calculer les images de -5 ; 0 ; 1 par g.</text:p><text:p text:style-name="P2">3) Calculer l'antécédent de -3 par f puis celui de 13 par f.</text:p><text:p text:style-name="P2">4) Calculer l'antécédent de 16 par g puis celui de -24 par g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1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2">On considère les deux fonctions suivantes : </text:p><text:p text:style-name="P2"><draw:frame draw:style-name="fr3" draw:name="Objet7" text:anchor-type="as-char" svg:y="-0.377cm" svg:width="2.531cm" svg:height="0.485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p><text:p text:style-name="P2"><draw:frame draw:style-name="fr3" draw:name="Objet8" text:anchor-type="as-char" svg:y="-0.377cm" svg:width="2.977cm" svg:height="0.485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>1) Calculer les images de -5 ; 0 ; 2 par f.</text:p><text:p text:style-name="P2">2) Calculer les images de -4; 0 ; 3 par g.</text:p><text:p text:style-name="P2">3) Calculer l'antécédent de -3 par f puis celui de 25 par f.</text:p><text:p text:style-name="P2">4) Calculer l'antécédent de -5 par g puis celui de -19 par g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2">On considère les deux fonctions suivantes : </text:p><text:p text:style-name="P2"><draw:frame draw:style-name="fr3" draw:name="Objet5" text:anchor-type="as-char" svg:y="-0.377cm" svg:width="2.514cm" svg:height="0.485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><draw:frame draw:style-name="fr3" draw:name="Objet6" text:anchor-type="as-char" svg:y="-0.377cm" svg:width="2.738cm" svg:height="0.485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>1) Calculer les images de -2 ; 0 ; 3 par f.</text:p><text:p text:style-name="P2">2) Calculer les images de -4 ; 0 ; 2 par g.</text:p><text:p text:style-name="P2">3) Calculer l'antécédent de -11 par f puis celui de 24 par f.</text:p><text:p text:style-name="P2">4) Calculer l'antécédent de 15 par g puis celui de 7 par g.</text:p></draw:text-box></draw:frame>On considère les deux fonctions suivantes : </text:p><text:p text:style-name="P2"><draw:frame draw:style-name="fr3" draw:name="Objet1" text:anchor-type="as-char" svg:y="-0.377cm" svg:width="2.485cm" svg:height="0.483cm" draw:z-index="9"><draw:object xlink:href="./Object 1" xlink:type="simple" xlink:show="embed" xlink:actuate="onLoad"/><draw:image xlink:href="./ObjectReplacements/Object 1" xlink:type="simple" xlink:show="embed" xlink:actuate="onLoad"/></draw:frame></text:p><text:p text:style-name="P2"><draw:frame draw:style-name="fr3" draw:name="Objet2" text:anchor-type="as-char" svg:y="-0.377cm" svg:width="2.803cm" svg:height="0.485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2">1) Calculer les images de 4 ; 0 ; -3 par f.</text:p><text:p text:style-name="P2">2) Calculer les images de -6 ; 0 ; 2 par g.</text:p><text:p text:style-name="P2">3) Calculer l'antécédent de -1 par f puis celui de -25 par f.</text:p><text:p text:style-name="P2">4) Calculer l'antécédent de -3 par g puis celui de 13 par g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20:30:07.87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8" meta:page-count="1" meta:paragraph-count="32" meta:word-count="243" meta:character-count="1190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8</mn>
      </mrow>
      <mrow>
        <mi>x</mi>
        <mo stretchy="false">−</mo>
        <mn>9</mn>
      </mrow>
    </mrow>
    <annotation encoding="StarMath 5.0">f(x) = 8 x -9 </annotation>
  </semantics>
</math>
</file>

<file path=Object 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n>4</mn>
        </mrow>
      </mrow>
      <mrow>
        <mi>x</mi>
        <mo stretchy="false">+</mo>
        <mn>9</mn>
      </mrow>
    </mrow>
    <annotation encoding="StarMath 5.0">g(x) = -4 x + 9 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2</mn>
      </mrow>
      <mrow>
        <mi>x</mi>
        <mo stretchy="false">+</mo>
        <mn>3</mn>
      </mrow>
    </mrow>
    <annotation encoding="StarMath 5.0">f(x) = 2 x +3</annotation>
  </semantics>
</math>
</file>

<file path=Object 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n>5</mn>
        </mrow>
      </mrow>
      <mrow>
        <mi>x</mi>
        <mo stretchy="false">+</mo>
        <mn>1</mn>
      </mrow>
    </mrow>
    <annotation encoding="StarMath 5.0">g(x) = -5 x + 1 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7</mn>
      </mrow>
      <mrow>
        <mi>x</mi>
        <mo stretchy="false">−</mo>
        <mn>4</mn>
      </mrow>
    </mrow>
    <annotation encoding="StarMath 5.0">f(x) = 7 x -4</annotation>
  </semantics>
</math>
</file>

<file path=Object 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row>
            <mo stretchy="false">−</mo>
            <mi>x</mi>
          </mrow>
          <mo stretchy="false">+</mo>
          <mn>10</mn>
        </mrow>
      </mrow>
    </mrow>
    <annotation encoding="StarMath 5.0">g(x) = - x + 10 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4</mn>
      </mrow>
      <mrow>
        <mi>x</mi>
        <mo stretchy="false">+</mo>
        <mn>5</mn>
      </mrow>
    </mrow>
    <annotation encoding="StarMath 5.0">f(x) = 4 x +5</annotation>
  </semantics>
</math>
</file>

<file path=Object 8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n>2</mn>
        </mrow>
      </mrow>
      <mrow>
        <mi>x</mi>
        <mo stretchy="false">−</mo>
        <mn>11</mn>
      </mrow>
    </mrow>
    <annotation encoding="StarMath 5.0">g(x) = -2 x - 11 </annotation>
  </semantics>
</math>
</file>